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Abyssinica SIL" svg:font-family="'Abyssinica SIL'" style:font-pitch="variable"/>
    <style:font-face style:name="Arial Black" svg:font-family="'Arial Black'"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text-properties style:font-name="Arial" fo:font-size="11pt" officeooo:paragraph-rsid="000ec03d" style:font-size-asian="11pt" style:font-size-complex="11pt"/>
    </style:style>
    <style:style style:name="P2" style:family="paragraph" style:parent-style-name="Preformatted_20_Text">
      <style:text-properties style:font-name="Arial" fo:font-size="16pt" style:text-underline-style="solid" style:text-underline-width="auto" style:text-underline-color="font-color" fo:font-weight="bold" officeooo:paragraph-rsid="000ec03d" style:font-size-asian="16pt" style:font-weight-asian="bold" style:font-size-complex="16pt" style:font-weight-complex="bold"/>
    </style:style>
    <style:style style:name="T1" style:family="text">
      <style:text-properties officeooo:rsid="000ec03d"/>
    </style:style>
    <style:style style:name="T2" style:family="text">
      <style:text-properties fo:color="#0000ff" officeooo:rsid="000ec03d"/>
    </style:style>
    <style:style style:name="T3" style:family="text">
      <style:text-properties fo:color="#0000ff" fo:font-style="italic" officeooo:rsid="000ec03d" style:font-style-asian="italic" style:font-style-complex="italic"/>
    </style:style>
    <style:style style:name="T4" style:family="text">
      <style:text-properties fo:color="#0000ff" fo:font-style="italic" officeooo:rsid="00100d30" style:font-style-asian="italic" style:font-style-complex="italic"/>
    </style:style>
    <style:style style:name="T5" style:family="text">
      <style:text-properties fo:color="#0000ff" officeooo:rsid="00100d30"/>
    </style:style>
    <style:style style:name="T6" style:family="text">
      <style:text-properties fo:font-style="italic" officeooo:rsid="000ec03d" style:font-style-asian="italic" style:font-style-complex="italic"/>
    </style:style>
    <style:style style:name="T7" style:family="text">
      <style:text-properties fo:color="#dd4814" fo:font-style="italic" officeooo:rsid="000ec03d" style:font-style-asian="italic" style:font-style-complex="italic"/>
    </style:style>
    <style:style style:name="T8" style:family="text">
      <style:text-properties fo:color="#dd4814" fo:font-style="italic" officeooo:rsid="00100d30" style:font-style-asian="italic" style:font-style-complex="italic"/>
    </style:style>
    <style:style style:name="T9" style:family="text">
      <style:text-properties fo:color="#dd4814" fo:font-style="italic" fo:font-weight="normal" officeooo:rsid="000ec03d" style:font-style-asian="italic" style:font-weight-asian="normal" style:font-style-complex="italic" style:font-weight-complex="normal"/>
    </style:style>
    <style:style style:name="T10" style:family="text">
      <style:text-properties fo:color="#dd4814" officeooo:rsid="000ec03d"/>
    </style:style>
    <style:style style:name="T11" style:family="text">
      <style:text-properties fo:color="#dd4814" officeooo:rsid="00100d30"/>
    </style:style>
    <style:style style:name="T12" style:family="text">
      <style:text-properties fo:font-weight="bold" officeooo:rsid="000ec03d" style:font-weight-asian="bold" style:font-weight-complex="bold"/>
    </style:style>
    <style:style style:name="T13" style:family="text">
      <style:text-properties fo:font-weight="bold" officeooo:rsid="00100d30" style:font-weight-asian="bold" style:font-weight-complex="bold"/>
    </style:style>
    <style:style style:name="T14" style:family="text">
      <style:text-properties fo:font-size="12pt" fo:font-weight="bold" officeooo:rsid="000ec03d" style:font-size-asian="12pt" style:font-weight-asian="bold" style:font-size-complex="12pt" style:font-weight-complex="bold"/>
    </style:style>
    <style:style style:name="T15" style:family="text">
      <style:text-properties fo:font-size="12pt" fo:font-weight="bold" officeooo:rsid="00100d30" style:font-size-asian="12pt" style:font-weight-asian="bold" style:font-size-complex="12pt" style:font-weight-complex="bold"/>
    </style:style>
    <style:style style:name="T16" style:family="text">
      <style:text-properties fo:font-size="12pt" fo:font-weight="normal" officeooo:rsid="00100d30" style:font-size-asian="12pt" style:font-weight-asian="normal" style:font-size-complex="12pt" style:font-weight-complex="normal"/>
    </style:style>
    <style:style style:name="T17" style:family="text">
      <style:text-properties fo:color="#008000" officeooo:rsid="000ec03d"/>
    </style:style>
    <style:style style:name="T18" style:family="text">
      <style:text-properties fo:color="#008000" officeooo:rsid="000ec03d" fo:background-color="transparent"/>
    </style:style>
    <style:style style:name="T19" style:family="text">
      <style:text-properties fo:font-size="10pt" fo:font-weight="normal" officeooo:rsid="000ec03d" style:font-size-asian="10pt" style:font-weight-asian="normal" style:font-size-complex="10pt" style:font-weight-complex="normal"/>
    </style:style>
    <style:style style:name="T20" style:family="text">
      <style:text-properties fo:font-size="10pt" fo:font-weight="normal" officeooo:rsid="00100d30" style:font-size-asian="10pt" style:font-weight-asian="normal" style:font-size-complex="10pt" style:font-weight-complex="normal"/>
    </style:style>
    <style:style style:name="T21" style:family="text">
      <style:text-properties officeooo:rsid="00100d3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Dossier de réalisation - Partie Client (COMUSER)</text:span></text:p>
      <text:p text:style-name="P1"><text:span text:style-name="T1"></text:span></text:p>
      <text:p text:style-name="P1"><text:span text:style-name="T1"></text:span></text:p>
      <text:p text:style-name="P1"><text:span text:style-name="T1"/></text:p>
      <text:p text:style-name="P1"><text:span text:style-name="T1"></text:span></text:p>
      <text:p text:style-name="P1"><text:span text:style-name="T1"></text:span></text:p>
      <text:p text:style-name="P2"><text:span text:style-name="T1">Introduction</text:span></text:p>
      <text:p text:style-name="P1"><text:span text:style-name="T1"></text:span></text:p>
      <text:p text:style-name="P1"><text:span text:style-name="T1"><text:s text:c="3"/>La partie client est compilée sous forme d'un exécutable qui permet de se loguer en mode administrateur pour effectuer les tâches administrateur, ou en mode joueur pour jouer une partie.</text:span></text:p>
      <text:p text:style-name="P1"><text:span text:style-name="T1"></text:span></text:p>
      <text:p text:style-name="P1"><text:span text:style-name="T1"><text:s text:c="2"/>Cette partie, que nous avons appelé COMUSER, a été presque intégralement réalisée par Métraud Alexandre. Beaume Jérémy a créé les deux fenêtres administrateur et leur implémentation a ensuite été modifiée par Métraud Alexandre pour les implémenter dans son code.</text:span></text:p>
      <text:p text:style-name="P1"><text:span text:style-name="T1"></text:span></text:p>
      <text:p text:style-name="P1"><text:span text:style-name="T1"><text:s text:c="3"/>Outre son fonctionnement qui est séparé en deux branches évennementielles -une pour le joueur et une pour l'administrateur- cette partie est également séparée en deux au niveau de l'implémentation. En effet, tout ce qui précède le jeu a été réalisé avec l'aide de la bibliothèque GTK+ pour gérer la connexion des joueurs, ou la partie administrateur, et l'affichage du jeu en lui-même a été réalisé en utilisant la bibliothèque SDL.</text:span></text:p>
      <text:p text:style-name="P1"><text:span text:style-name="T1"></text:span></text:p>
      <text:p text:style-name="P1"><text:span text:style-name="T1"><text:s text:c="3"/>Une structure globale est définie dans le fichier </text:span><text:span text:style-name="T3">comuser.h</text:span><text:span text:style-name="T1">. Une instance de cette structure sera créée au début de la fonction main, dans le fichier </text:span><text:span text:style-name="T3">comuser.c</text:span><text:span text:style-name="T1">, et sera transmise en paramètre de la plupart des fonctions. Cette structure permet de retenir certains éléments, comme des informations sur les fenêtres GTK, ou sur le dernier message reçu.</text:span></text:p>
      <text:p text:style-name="P1"><text:span text:style-name="T1"></text:span></text:p>
      <text:p text:style-name="P1"><text:span text:style-name="T1"><text:s text:c="3"/>La gestion de la connexion et de la réception des messages a été réalisée dans un fichier à part, </text:span><text:span text:style-name="T3">fonctions_connexions.c</text:span><text:span text:style-name="T1">, qui peut être identifié au proto_client.c de l'énoncé.</text:span></text:p>
      <text:p text:style-name="P1"><text:span text:style-name="T1"></text:span></text:p>
      <text:p text:style-name="P1"><text:span text:style-name="T1"><text:s text:c="3"/>Les fonctions implémentant le déroulement du programme et l'interaction avec les fenêtres GTK+ et l'interface graphique se trouvent dans les fichiers </text:span><text:span text:style-name="T3">comuser.c</text:span><text:span text:style-name="T1">, </text:span><text:span text:style-name="T3">fonctions_joueur.c</text:span><text:span text:style-name="T1"> et </text:span><text:span text:style-name="T3">fonctions admin.c</text:span><text:span text:style-name="T1">.</text:span></text:p>
      <text:p text:style-name="P1"><text:span text:style-name="T1"></text:span></text:p>
      <text:p text:style-name="P1"><text:span text:style-name="T1"><text:s text:c="3"/>Les fonctions pour la gestion des fenêtres GTK+ se trouvent dans les fichiers </text:span><text:span text:style-name="T3">fonctions_fenetres.c</text:span><text:span text:style-name="T1"> et </text:span><text:span text:style-name="T3">admin_windows.c</text:span><text:span text:style-name="T1">.</text:span></text:p>
      <text:p text:style-name="P1"><text:span text:style-name="T1"></text:span></text:p>
      <text:p text:style-name="P1"><text:span text:style-name="T1"><text:s text:c="3"/>Le fichier </text:span><text:span text:style-name="T3">fonctions_utiles.c</text:span><text:span text:style-name="T1"> détermine des fonctions simples (concaténation de chaînes de caractères, conversion d'entier vers chaîne de caractère) pour une meilleure factorisation du code.</text:span></text:p>
      <text:p text:style-name="P1"><text:span text:style-name="T1"></text:span></text:p>
      <text:p text:style-name="P1"><text:span text:style-name="T1"><text:s text:c="3"/>La partie affichage SDL est encapsulée. Son implémentation se trouve dans le fichier </text:span><text:span text:style-name="T3">interface_graphique.c</text:span><text:span text:style-name="T1">. Le fichier </text:span><text:span text:style-name="T3">interface_graphique_parametres.h</text:span><text:span text:style-name="T1"> contient des paramètres pour l'affichage (dans quel dossier trouver les images, la couleurs des pseudonymes des joueurs, etc...). Enfin, le fichier </text:span><text:span text:style-name="T3">interface_graphique.h</text:span><text:span text:style-name="T1"> détermine les fonctions accessibles de l'extérieur. Les images et la police de caractères utilisées se trouvent dans le dossier Images.</text:span></text:p>
      <text:p text:style-name="P1"><text:span text:style-name="T1"/></text:p>
      <text:p text:style-name="P1"><text:span text:style-name="T1"><text:s text:c="3"/>Un </text:span><text:span text:style-name="T3">makefile</text:span><text:span text:style-name="T1"> est fourni pour compiler le tout.</text:span></text:p>
      <text:p text:style-name="P1"><text:span text:style-name="T1"></text:span></text:p>
      <text:p text:style-name="P1"><text:span text:style-name="T1"><text:s text:c="3"/>Cette documentation fournit une description brève des fonctions et le fonctionnement global de la partie client. Pour des informations plus détaillées sur l'implémentation des fonctions, leurs paramètres, etc., se rapporter aux commentaires en code_source, le point d'entrée du programme étant le fichier comuser.h.</text:span></text:p>
      <text:p text:style-name="P1"><text:span text:style-name="T1"></text:span></text:p>
      <text:p text:style-name="P1"><text:span text:style-name="T1"></text:span></text:p>
      <text:p text:style-name="P1"><text:span text:style-name="T1"></text:span></text:p>
      <text:p text:style-name="P1"><text:span text:style-name="T1"></text:span></text:p>
      <text:p text:style-name="P2"><text:soft-page-break/><text:span text:style-name="T1">I) Structure globale</text:span></text:p>
      <text:p text:style-name="P1"><text:span text:style-name="T1"></text:span></text:p>
      <text:p text:style-name="P1"><text:span text:style-name="T1"><text:s text:c="3"/>Afin de retenir certaines informations qui peuvent être utiles dans beaucoup de fonctions, une structure globale a été définie et instanciée dans la fonction main, et est passée en paramètre de toutes ces fonctions. Cette structure contient notamment :</text:span></text:p>
      <text:p text:style-name="P1"><text:span text:style-name="T1"><text:s text:c="6"/>- Une sous-structure pour chacune des quatres fenêtres, comportant l'adresse de la fenêtre, un booléen déterminant si la fenêtre est affichée ou cachée, les adresses des champs de texte pour récupérer l'information, et divers autres éléments...</text:span></text:p>
      <text:p text:style-name="P1"><text:span text:style-name="T1"><text:s text:c="6"/>- Une sous-structure qui retient les informations du dernier message reçu. Cette structure sera remplie à chaque message reçu par la fonction </text:span><text:span text:style-name="T7">attendre_et_dechiffrer_message</text:span><text:span text:style-name="T1"> du fichier </text:span><text:span text:style-name="T3">fonctions_connexion.c</text:span><text:span text:style-name="T1">.</text:span></text:p>
      <text:p text:style-name="P1"><text:span text:style-name="T1"><text:s text:c="6"/>- Le socket.</text:span></text:p>
      <text:p text:style-name="P1"><text:span text:style-name="T1"><text:s text:c="6"/>- Le pseudo et numéro du joueur qui utilise le programme courant.</text:span></text:p>
      <text:p text:style-name="P1"><text:span text:style-name="T1"><text:s text:c="6"/>- Deux booléens qui déterminent le comportement du programme.</text:span></text:p>
      <text:p text:style-name="P1"><text:span text:style-name="T1"></text:span></text:p>
      <text:p text:style-name="P1"><text:span text:style-name="T1"></text:span></text:p>
      <text:p text:style-name="P1"><text:span text:style-name="T1"></text:span></text:p>
      <text:p text:style-name="P1"><text:span text:style-name="T1"></text:span></text:p>
      <text:p text:style-name="P2"><text:span text:style-name="T1">II) Réception des messages</text:span></text:p>
      <text:p text:style-name="P1"><text:span text:style-name="T1"></text:span></text:p>
      <text:p text:style-name="P1"><text:span text:style-name="T1"><text:s text:c="3"/>La réception des messages est assurée par la fonction </text:span><text:span text:style-name="T7">attendre_et_dechiffrer_message</text:span><text:span text:style-name="T1"> du fichier </text:span><text:span text:style-name="T3">fonctions_connexion.c</text:span><text:span text:style-name="T1">.</text:span></text:p>
      <text:p text:style-name="P1"><text:span text:style-name="T1"><text:s text:c="3"/>Cette fonction appelle la fonction </text:span><text:span text:style-name="T7">lire_mot</text:span><text:span text:style-name="T1"> du même fichier qui lit un mot sur le socket (séparé par des espaces ou '\0').</text:span></text:p>
      <text:p text:style-name="P1"><text:span text:style-name="T1"><text:s text:c="3"/>Cette fonction vérifie ensuite que la connexion avec le socket est toujours effective, et que le message reçu est valide (sinon on coupe la connexion avec le socket et on revient à la fenêtre principale).</text:span></text:p>
      <text:p text:style-name="P1"><text:span text:style-name="T1"><text:s text:c="3"/>Enfin, elle place les différentes informations reçu dans la structure globale pour que ces dernières puissent être récupérées après.</text:span></text:p>
      <text:p text:style-name="P1"><text:span text:style-name="T1"></text:span></text:p>
      <text:p text:style-name="P1"><text:span text:style-name="T1"></text:span></text:p>
      <text:p text:style-name="P1"><text:span text:style-name="T1"></text:span></text:p>
      <text:p text:style-name="P1"><text:span text:style-name="T1"></text:span></text:p>
      <text:p text:style-name="P2"><text:span text:style-name="T1">III) Déroulement du programme</text:span></text:p>
      <text:p text:style-name="P1"><text:span text:style-name="T1"></text:span></text:p>
      <text:p text:style-name="P1"><text:span text:style-name="T1"><text:s text:c="3"/>Cette partie décrit le déroulement pas à pas du programme. Lors d'une erreur, ou de la fermeture d'une fenêtre par l'utilisateur, le programme reprend à la fenêtre principale en affichant le message d'erreur correspondant.</text:span></text:p>
      <text:p text:style-name="P1"><text:span text:style-name="T1"></text:span></text:p>
      <text:p text:style-name="P1"><text:span text:style-name="T1"><text:s text:c="3"/></text:span><text:span text:style-name="T14">1) Initialisation :</text:span><text:span text:style-name="T1"> on instancie la structure globale et on initialise cette instance avec les valeurs que l'on souhaite, puis on crée les fenêtres grâce à la fonction </text:span><text:span text:style-name="T7">creer_fenetres</text:span><text:span text:style-name="T1"> du fichier </text:span><text:span text:style-name="T3">fonctions_fenetres.c</text:span><text:span text:style-name="T1">.</text:span></text:p>
      <text:p text:style-name="P1"><text:span text:style-name="T1"></text:span></text:p>
      <text:p text:style-name="P1"><text:span text:style-name="T1"><text:s text:c="3"/></text:span><text:span text:style-name="T14">2) Fenêtre principale :</text:span><text:span text:style-name="T1"> Affichage de la fenêtre de connexion. Cette dernière demande à l'utilisateur de rentrer ses informations de connexion (ip, port, login et mot de passe). Lors du clic sur le bouton valider, on appelle la fonction </text:span><text:span text:style-name="T7">authentification</text:span><text:span text:style-name="T1"> du fichier </text:span><text:span text:style-name="T3">comuser.c</text:span><text:span text:style-name="T1"> et on passe à l'étape suivante.</text:span></text:p>
      <text:p text:style-name="P1"><text:span text:style-name="T1"></text:span></text:p>
      <text:p text:style-name="P1"><text:span text:style-name="T1"><text:s text:c="3"/></text:span><text:span text:style-name="T14">3) Tentative de connexion :</text:span><text:span text:style-name="T1"> La fonction authentification fait appel à la fonction </text:span><text:span text:style-name="T7">connexion</text:span><text:span text:style-name="T1"> du fichier </text:span><text:span text:style-name="T3">fonctions_connexion.c</text:span><text:span text:style-name="T1">. Elle change d'abord de fenêtre et affiche la fenêtre connexion, qui affiche simplement un message d'attente. La fonction authentification appelle ensuite la fonction </text:span><text:span text:style-name="T7">connexion</text:span><text:span text:style-name="T1"> du fichier </text:span><text:span text:style-name="T3">fonctions_connexion.c</text:span><text:span text:style-name="T1"> dernière récupère les informations de connexion rentrées par l'utilisateur, et après vérifications tente de se connecter au serveur. Si la connexion est effectuée, on passe à l'étape suivante.</text:span></text:p>
      <text:p text:style-name="P1"><text:span text:style-name="T1"></text:span></text:p>
      <text:p text:style-name="P1"><text:soft-page-break/><text:span text:style-name="T1"><text:s text:c="3"/></text:span><text:span text:style-name="T14">4) Attente d'authentification :</text:span><text:span text:style-name="T1"> La fonction authentification envoie ensuite au serveur la commande </text:span><text:span text:style-name="T17">"C login mot_de_passe"</text:span><text:span text:style-name="T1"> pour demander à s'authentifier. On attend une réponse pour savoir si l'utilisateur est authentifié. Si la réponse est </text:span><text:span text:style-name="T17">"c A"</text:span><text:span text:style-name="T1">, l'utilisateur est authentifié en tant qu'Admin et on passe à l'étape 7 avec la fonction </text:span><text:span text:style-name="T7">traitement_admin</text:span><text:span text:style-name="T1"> du fichier </text:span><text:span text:style-name="T3">fonctions_admin.c</text:span><text:span text:style-name="T1">. Si la réponse est </text:span><text:span text:style-name="T17">"c J"</text:span><text:span text:style-name="T1">, l'utilisateur est authentifié en tant que joueur et on passe à l'étape 5 avec la fonction </text:span><text:span text:style-name="T7">attente_validation_joueur</text:span><text:span text:style-name="T1"> du fichier </text:span><text:span text:style-name="T3">fonctions_joueur.c</text:span><text:span text:style-name="T1">.</text:span></text:p>
      <text:p text:style-name="P1"><text:span text:style-name="T1"></text:span></text:p>
      <text:p text:style-name="P1"><text:span text:style-name="T1"><text:s text:c="3"/></text:span><text:span text:style-name="T14">5) </text:span><text:span text:style-name="T19">(Joueur)</text:span><text:span text:style-name="T14"> Attente de validation par l'administrateur :</text:span><text:span text:style-name="T1"> On attend que l'administrateur valide le joueur. Si on reçoit le message </text:span><text:span text:style-name="T18">"J 1"</text:span><text:span text:style-name="T1">, on passe à l'étape suivante avec la fonction </text:span><text:span text:style-name="T7">attente_debut_partie_joueur</text:span><text:span text:style-name="T1"> du même fichier.</text:span></text:p>
      <text:p text:style-name="P1"><text:span text:style-name="T1"></text:span></text:p>
      <text:p text:style-name="P1"><text:span text:style-name="T1"><text:s text:c="3"/></text:span><text:span text:style-name="T14">6) </text:span><text:span text:style-name="T19">(Joueur)</text:span><text:span text:style-name="T14"> Attente de début de partie :</text:span><text:span text:style-name="T1"> On attend le début de la partie. Si on reçoit le message </text:span><text:span text:style-name="T17">"s nombre_de_colonnes nombre_de_lignes nombre_de_joueurs pseudos_des_joueurs"</text:span><text:span text:style-name="T1">, on recherche le pseudo du joueur courant dans la liste des pseudos pour connaître le numéro du joueur courant avec la fonction </text:span><text:span text:style-name="T7">trouver_numero_joueur</text:span><text:span text:style-name="T1"> du même fichier. Puis on quitte la boucle GTK+, on détruit les fenêtres avec la fonction </text:span><text:span text:style-name="T7">detruire_fenetres</text:span><text:span text:style-name="T1"> du fichier </text:span><text:span text:style-name="T3">fonctions_fenetre.c</text:span><text:span text:style-name="T1">. Enfin, on passe à l'étape 9 avec la fonction </text:span><text:span text:style-name="T7">traitement_jeu</text:span><text:span text:style-name="T1"> du même fichier.</text:span></text:p>
      <text:p text:style-name="P1"><text:span text:style-name="T1"></text:span></text:p>
      <text:p text:style-name="P1"><text:span text:style-name="T1"><text:s text:c="3"/></text:span><text:span text:style-name="T14">7) </text:span><text:span text:style-name="T19">(Admin)</text:span><text:span text:style-name="T14"> Création d'utilisateurs ou de partie :</text:span><text:span text:style-name="T1"> </text:span><text:span text:style-name="T21">O</text:span><text:span text:style-name="T1">n cache la fenêtre connexion, et on affiche la fenêtre pre_game. Il y a deux boutons sur cette fenêtre. Le premier sert à créer un utilisateur avec le login et mot de passe rentrés dans le champs et le deuxième sert à créer une partie avec les paramètres rentrés dans les champs.</text:span></text:p>
      <text:p text:style-name="P1"><text:span text:style-name="T1"><text:s text:c="6"/>Lors de la création d'un utilisateur, la fonction </text:span><text:span text:style-name="T9">signal_create_user </text:span><text:span text:style-name="T1">du fichier </text:span><text:span text:style-name="T3">admin_windows.c</text:span><text:span text:style-name="T1"> est appelée. Celle-ci vérifie que les valeurs rentrées dans les champs sont correctes et appelle la fonction </text:span><text:span text:style-name="T7">creer_utilisateur</text:span><text:span text:style-name="T1"> du fichier </text:span><text:span text:style-name="T3">fonctions_admin.c</text:span><text:span text:style-name="T1">. Celle-ci envoie le message </text:span><text:span text:style-name="T17">"A pseudo mot_de_passe"</text:span><text:span text:style-name="T1">, et interdit l'administrateur de créer un nouveau joueur (en désensibilisant le bouton) tant qu'il n'y a pas eu de réponse. On attend une réponse en parallèle avec la fonction </text:span><text:span text:style-name="T7">attendre_validation_creation_utilisateur</text:span><text:span text:style-name="T1"> du fichier </text:span><text:span text:style-name="T3">fonctions_admin</text:span><text:span text:style-name="T1">. Si la réponse est </text:span><text:span text:style-name="T17">"a 1"</text:span><text:span text:style-name="T1">, on affiche que l'utilisateur a été créé et on permet à nouveau à l'administrateur de créer un utilisateur.</text:span></text:p>
      <text:p text:style-name="P1"><text:span text:style-name="T1"><text:s text:c="6"/>Lors de la création d'une partie, la fonction </text:span><text:span text:style-name="T7">signal_create_game</text:span><text:span text:style-name="T1"> du fichier </text:span><text:span text:style-name="T3">admin_windows.c</text:span><text:span text:style-name="T1"> est appelée. Celle-ci vérifie que les valeurs rentrées dans les champs sont correctes et appelle la fonction </text:span><text:span text:style-name="T7">creer_jeu</text:span><text:span text:style-name="T1"> du fichier </text:span><text:span text:style-name="T3">fonctions_admin.c</text:span><text:span text:style-name="T1">. Celle-ci envoie le message </text:span><text:span text:style-name="T17">"N nombre_de_colonnes nombre_de_lignes nb_joueurs_max nb_coups_max"</text:span><text:span text:style-name="T1">. On cache la fenêtre pre_game, on affiche la fenêtre accept_joueur, et on passe à l'étape suivante.</text:span></text:p>
      <text:p text:style-name="P1"><text:span text:style-name="T1"></text:span></text:p>
      <text:p text:style-name="P1"><text:span text:style-name="T1"><text:s text:c="3"/></text:span><text:span text:style-name="T14">8) </text:span><text:span text:style-name="T20">(Admin)</text:span><text:span text:style-name="T15"> Acceptation de joueurs :</text:span><text:span text:style-name="T21"> </text:span><text:span text:style-name="T1">On attend la demande de joueurs avec la fonction </text:span><text:span text:style-name="T7">attendre_reception_demandes_joueurs</text:span><text:span text:style-name="T1"> du fichier </text:span><text:span text:style-name="T3">fonctions_admin.c</text:span><text:span text:style-name="T1">. A la réception d'un message </text:span><text:span text:style-name="T17">"P id pseudo"</text:span><text:span text:style-name="T1">, on ajoute la demande à la fenêtre avec la fonction </text:span><text:span text:style-name="T7">add_demande</text:span><text:span text:style-name="T1"> </text:span><text:span text:style-name="T21">du fichier </text:span><text:span text:style-name="T4">admin_windows.c</text:span><text:span text:style-name="T21">.</text:span><text:span text:style-name="T1"> L'utilisateur peut ensuite cliquer sur accepter ou refuser pour accepter ou refuser le joueur. En cas d'acceptation, on envoie le message </text:span><text:span text:style-name="T17">"p id 1"</text:span><text:span text:style-name="T1">.</text:span></text:p>
      <text:p text:style-name="P1"><text:span text:style-name="T1"><text:s text:c="6"/>Lors du clic sur le bouton de lancement de partie, on envoie le message </text:span><text:span text:style-name="T17">"S"</text:span><text:span text:style-name="T1">. Le serveur répondra alors </text:span><text:span text:style-name="T17">"s nombre_de_colonnes nombre_de_lignes nombre_de_joueurs pseudos_des_joueurs"</text:span><text:span text:style-name="T1">, et on lance la partie en spectateur (on ne jouera jamais) : on passe à l'étape 9.</text:span></text:p>
      <text:p text:style-name="P1"><text:span text:style-name="T1"></text:span></text:p>
      <text:p text:style-name="P1"><text:span text:style-name="T1"><text:s text:c="3"/></text:span><text:span text:style-name="T14">9) Gestion du jeu :</text:span><text:span text:style-name="T1"> on lance l'interface SDL avec la fonction initialisation_SDL du fichier </text:span><text:span text:style-name="T3">interface_graphique.c</text:span><text:span text:style-name="T1">. Puis on attend des messages commençant par </text:span><text:span text:style-name="T17">"T"</text:span><text:span text:style-name="T1"> ou </text:span><text:span text:style-name="T17">"W"</text:span><text:span text:style-name="T1">.</text:span></text:p>
      <text:p text:style-name="P1"><text:span text:style-name="T1"><text:s text:c="6"/>Si on reçoit un message du type </text:span><text:span text:style-name="T17">"T joueur_qui_doit_joueur joueur_dont_le_score_a_changé nouveau_score nouvelle_map"</text:span><text:span text:style-name="T1">, on affiche les changements avec la fonction </text:span><text:span text:style-name="T7">update_sdl</text:span><text:span text:style-name="T1"> du fichier </text:span><text:span text:style-name="T3">interface_graphique.c</text:span><text:span text:style-name="T1">, puis on vérifie si c'est à notre tour de jouer. Si c'est le cas, on demande au joueur de jouer, avec la fontion </text:span><text:span text:style-name="T7">a_toi_de_jouer </text:span><text:span text:style-name="T1">du fichier </text:span><text:span text:style-name="T3">interface_graphique.c</text:span><text:span text:style-name="T1">, puis on récupère le coup qu'il a joué, et on envoie </text:span><text:span text:style-name="T17">"P x y"</text:span><text:span text:style-name="T1">.</text:span></text:p>
      <text:p text:style-name="P1"><text:span text:style-name="T1"><text:s text:c="6"/>Si on reçoit un message du type </text:span><text:span text:style-name="T17">"W joueur qui a gagné"</text:span><text:span text:style-name="T1">, on affiche un message de victoire </text:span><text:span text:style-name="T21">grâce à la fonction </text:span><text:span text:style-name="T8">victoire</text:span><text:span text:style-name="T21"> du fichier </text:span><text:span text:style-name="T4">interface_graphique.c</text:span><text:span text:style-name="T1">, on attend que le joueur valide, et on revient à la fenêtre principa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DejaVu Sans Mono" svg:font-family="'DejaVu Sans Mono'" style:font-family-generic="modern" style:font-pitch="fixed"/>
    <style:font-face style:name="Abyssinica SIL" svg:font-family="'Abyssinica SIL'" style:font-pitch="variable"/>
    <style:font-face style:name="Arial Black" svg:font-family="'Arial Black'"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DejaVu Sans Mono"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6-03T02:57:36</dc:date>
    <meta:document-statistic meta:table-count="0" meta:image-count="0" meta:object-count="0" meta:page-count="3" meta:paragraph-count="79" meta:word-count="1465" meta:character-count="10044" meta:non-whitespace-character-count="8407"/>
    <meta:generator>LibreOffice/3.6$Linux_X86_64 LibreOffice_project/360m1$Build-2</meta:generator>
  </office:meta>
</office:document-meta>
</file>